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909in"/>
    </style:style>
    <style:style style:name="co3" style:family="table-column">
      <style:table-column-properties fo:break-before="auto" style:column-width="7.848in"/>
    </style:style>
    <style:style style:name="co4" style:family="table-column">
      <style:table-column-properties fo:break-before="auto" style:column-width="3.280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2.8189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table:number-columns-repeated="3"/>
          <table:table-cell table:style-name="Default"/>
          <table:table-cell table:style-name="ce4" office:value-type="string" calcext:value-type="string">
            <text:p>This sheet is prepared by TechMaestro Community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What is 75 days challenge</text:p>
          </table:table-cell>
          <table:table-cell table:style-name="ce1" office:value-type="string" calcext:value-type="string">
            <text:p>TechMaestro is starting 75 days coding challenge to help you learn and expertise DSA and Coding. </text:p>
            <text:p/>
            <text:p>This challenge is specially helpful for:</text:p>
            <text:p>1. College students who have their upcoming placement or internship season.</text:p>
            <text:p>2. Professionals who are struggling to prepare for interview consistently.</text:p>
            <text:p>3. Anyone who wants to learn DSA.</text:p>
            <text:p/>
            <text:p>We will solve topic-wise DSA question every day and have a discussion at the end of the day.</text:p>
            <text:p/>
            <text:p>Apart from learning and daily live classes you will also get rewards on completing the milestones.</text:p>
            <text:p/>
            <text:p>Milestone 1 - 15 day - Free Resume review</text:p>
            <text:p>Milestone 2 - 30 days - Free Mock interview</text:p>
            <text:p>Milestone 3 - 45 days - Goodies</text:p>
            <text:p>Milestone 4 - 60 days - Referrals</text:p>
            <text:p>Milestone 5 - 75 days - Chance to get into 1:1 mentoring program</text:p>
            <text:p/>
            <text:p>Share this challenge on linkedin to be eligible for the rewards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Linkedin - Follow for regular updates</text:p>
          </table:table-cell>
          <table:table-cell table:style-name="ce1" office:value-type="string" calcext:value-type="string">
            <text:p><text:a xlink:href="https://www.linkedin.com/company/techmaestrocommunity" xlink:type="simple">https://www.linkedin.com/company/techmaestrocommunity</text:a>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ce1" office:value-type="string" calcext:value-type="string">
            <text:p>Youtube - Subscribe to our channel</text:p>
          </table:table-cell>
          <table:table-cell table:style-name="ce1" office:value-type="string" calcext:value-type="string">
            <text:p><text:a xlink:href="https://www.youtube.com/channel/UCYoGW75avSvZF1fgmHEsROA" xlink:type="simple">https://www.youtube.com/channel/UCYoGW75avSvZF1fgmHEsROA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Discord</text:p>
          </table:table-cell>
          <table:table-cell table:style-name="ce1" office:value-type="string" calcext:value-type="string">
            <text:p><text:a xlink:href="https://discord.gg/EMS57UtakP" xlink:type="simple">https://discord.gg/EMS57UtakP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<text:a xlink:href="https://github.com/imkgarg/Awesome-Software-Engineering-Interview" xlink:type="simple">https://github.com/imkgarg/Awesome-Software-Engineering-Interview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pic</text:p>
          </table:table-cell>
          <table:table-cell table:style-name="ce1"/>
          <table:table-cell table:style-name="ce1" office:value-type="string" calcext:value-type="string">
            <text:p>Question</text:p>
          </table:table-cell>
          <table:table-cell table:style-name="ce1"/>
          <table:table-cell table:number-columns-repeated="1018"/>
        </table:table-row>
        <table:table-row table:style-name="ro5" table:number-rows-repeated="2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Theroy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interviewbit.com/tutorial/time-complexity-of-a-computer-program/#time-complexity-of-a-computer-program" xlink:type="simple">https://www.interviewbit.com/tutorial/time-complexity-of-a-computer-program/#time-complexity-of-a-computer-program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understanding-time-complexity-simple-examples/" xlink:type="simple">https://www.geeksforgeeks.org/understanding-time-complexity-simple-exampl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g-fact-86/" xlink:type="simple">https://www.geeksforgeeks.org/g-fact-86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interviewbit.com/courses/programming/topics/time-complexity/" xlink:type="simple">https://www.interviewbit.com/courses/programming/topics/time-complexity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Arrays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office:value-type="string" calcext:value-type="string">
            <text:p>Day One</text:p>
          </table:table-cell>
          <table:table-cell table:style-name="ce1" office:value-type="string" calcext:value-type="string">
            <text:p>24/3/2022</text:p>
          </table:table-cell>
          <table:table-cell table:style-name="ce1" office:value-type="string" calcext:value-type="string">
            <text:p>Arrays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two-sum/" xlink:type="simple">https://leetcode.com/problems/two-su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lus-one/" xlink:type="simple">https://leetcode.com/problems/plus-on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Two</text:p>
          </table:table-cell>
          <table:table-cell table:style-name="ce1" office:value-type="string" calcext:value-type="string">
            <text:p>25/3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quares-of-a-sorted-array/" xlink:type="simple">https://leetcode.com/problems/squares-of-a-sorted-array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best-time-to-buy-and-sell-stock-ii/" xlink:type="simple">https://leetcode.com/problems/best-time-to-buy-and-sell-stock-ii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ind-pivot-index/" xlink:type="simple">https://leetcode.com/problems/find-pivot-index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Three</text:p>
          </table:table-cell>
          <table:table-cell table:style-name="ce1" office:value-type="string" calcext:value-type="string">
            <text:p>26/3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ascals-triangle/" xlink:type="simple">https://leetcode.com/problems/pascals-triangl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emove-duplicates-from-sorted-array/" xlink:type="simple">https://leetcode.com/problems/remove-duplicates-from-sorted-array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erge-intervals/" xlink:type="simple">https://leetcode.com/problems/merge-interval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3sum/" xlink:type="simple">https://leetcode.com/problems/3sum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Four</text:p>
          </table:table-cell>
          <table:table-cell table:style-name="ce1" office:value-type="string" calcext:value-type="string">
            <text:p>27/3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insert-delete-getrandom-o1/" xlink:type="simple">https://leetcode.com/problems/insert-delete-getrandom-o1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next-permutation/" xlink:type="simple">https://leetcode.com/problems/next-permutation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Five</text:p>
          </table:table-cell>
          <table:table-cell table:style-name="ce1" office:value-type="string" calcext:value-type="string">
            <text:p>28/3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piral-matrix/" xlink:type="simple">https://leetcode.com/problems/spiral-matrix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otate-image/" xlink:type="simple">https://leetcode.com/problems/rotate-imag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Six</text:p>
          </table:table-cell>
          <table:table-cell table:style-name="ce1" office:value-type="string" calcext:value-type="string">
            <text:p>29/3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3sum-closest/" xlink:type="simple">https://leetcode.com/problems/3sum-closest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game-of-life/" xlink:type="simple">https://leetcode.com/problems/game-of-lif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airs-of-songs-with-total-durations-divisible-by-60/" xlink:type="simple">https://leetcode.com/problems/pairs-of-songs-with-total-durations-divisible-by-60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4sum/" xlink:type="simple">https://leetcode.com/problems/4sum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Seven</text:p>
          </table:table-cell>
          <table:table-cell table:style-name="ce1" office:value-type="string" calcext:value-type="string">
            <text:p>30/3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jump-game-ii/" xlink:type="simple">https://leetcode.com/problems/jump-game-ii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aximum-points-you-can-obtain-from-cards/" xlink:type="simple">https://leetcode.com/problems/maximum-points-you-can-obtain-from-cards/</text:a></text:p>
          </table:table-cell>
          <table:table-cell table:style-name="ce1"/>
          <table:table-cell table:number-columns-repeated="1018"/>
        </table:table-row>
        <table:table-row table:style-name="ro5" table:number-rows-repeated="2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Eight</text:p>
          </table:table-cell>
          <table:table-cell table:style-name="ce1" office:value-type="string" calcext:value-type="string">
            <text:p>31/3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aximum-area-of-a-piece-of-cake-after-horizontal-and-vertical-cuts/" xlink:type="simple">https://leetcode.com/problems/maximum-area-of-a-piece-of-cake-after-horizontal-and-vertical-cut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ax-area-of-island/" xlink:type="simple">https://leetcode.com/problems/max-area-of-island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ind-all-duplicates-in-an-array/" xlink:type="simple">https://leetcode.com/problems/find-all-duplicates-in-an-array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k-diff-pairs-in-an-array/" xlink:type="simple">https://leetcode.com/problems/k-diff-pairs-in-an-array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Nine</text:p>
          </table:table-cell>
          <table:table-cell table:style-name="ce3" office:value-type="date" office:date-value="2022-01-04" calcext:value-type="date">
            <text:p>01/04/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invalid-transactions/" xlink:type="simple">https://leetcode.com/problems/invalid-transaction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jump-game/" xlink:type="simple">https://leetcode.com/problems/jump-gam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ubarray-sums-divisible-by-k/" xlink:type="simple">https://leetcode.com/problems/subarray-sums-divisible-by-k/</text:a></text:p>
          </table:table-cell>
          <table:table-cell table:style-name="ce1"/>
          <table:table-cell table:number-columns-repeated="1018"/>
        </table:table-row>
        <table:table-row table:style-name="ro5" table:number-rows-repeated="2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Ten</text:p>
          </table:table-cell>
          <table:table-cell table:style-name="ce3" office:value-type="date" office:date-value="2022-02-04" calcext:value-type="date">
            <text:p>02/04/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best-time-to-buy-and-sell-stock-iii/" xlink:type="simple">https://leetcode.com/problems/best-time-to-buy-and-sell-stock-iii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irst-missing-positive/" xlink:type="simple">https://leetcode.com/problems/first-missing-positiv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argest-rectangle-in-histogram/" xlink:type="simple">https://leetcode.com/problems/largest-rectangle-in-histogram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Eleven</text:p>
          </table:table-cell>
          <table:table-cell table:style-name="ce3" office:value-type="date" office:date-value="2022-03-04" calcext:value-type="date">
            <text:p>03/04/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insert-delete-getrandom-o1-duplicates-allowed/" xlink:type="simple">https://leetcode.com/problems/insert-delete-getrandom-o1-duplicates-allowed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ax-value-of-equation/" xlink:type="simple">https://leetcode.com/problems/max-value-of-equation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Two Pointers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office:value-type="string" calcext:value-type="string">
            <text:p>Day Twelve</text:p>
          </table:table-cell>
          <table:table-cell table:style-name="ce3" office:value-type="date" office:date-value="2022-04-04" calcext:value-type="date">
            <text:p>04/04/22</text:p>
          </table:table-cell>
          <table:table-cell table:style-name="ce1" office:value-type="string" calcext:value-type="string">
            <text:p>Two Pointers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artition-labels/" xlink:type="simple">https://leetcode.com/problems/partition-label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table:number-columns-repeated="2"/>
          <table:table-cell table:style-name="ce1" office:value-type="string" calcext:value-type="string">
            <text:p>Sliding Window</text:p>
          </table:table-cell>
          <table:table-cell table:style-name="ce1" table:number-columns-repeated="3"/>
          <table:table-cell table:number-columns-repeated="1018"/>
        </table:table-row>
        <table:table-row table:style-name="ro5">
          <table:table-cell table:style-name="ce1" office:value-type="string" calcext:value-type="string">
            <text:p>Day Thirteen</text:p>
          </table:table-cell>
          <table:table-cell table:style-name="ce3" office:value-type="date" office:date-value="2022-05-04" calcext:value-type="date">
            <text:p>05/04/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ongest-repeating-character-replacement/" xlink:type="simple">https://leetcode.com/problems/longest-repeating-character-replacement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ubarrays-with-k-different-integers/" xlink:type="simple">https://leetcode.com/problems/subarrays-with-k-different-integers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Binary Search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office:value-type="string" calcext:value-type="string">
            <text:p>Day Fourteen</text:p>
          </table:table-cell>
          <table:table-cell table:style-name="ce3" office:value-type="date" office:date-value="2022-06-04" calcext:value-type="date">
            <text:p>06/04/22</text:p>
          </table:table-cell>
          <table:table-cell table:style-name="ce1" office:value-type="string" calcext:value-type="string">
            <text:p>Binary Search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unt-negative-numbers-in-a-sorted-matrix/" xlink:type="simple">https://leetcode.com/problems/count-negative-numbers-in-a-sorted-matrix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eak-index-in-a-mountain-array/" xlink:type="simple">https://leetcode.com/problems/peak-index-in-a-mountain-array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time-based-key-value-store/" xlink:type="simple">https://leetcode.com/problems/time-based-key-value-stor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Fifteen</text:p>
          </table:table-cell>
          <table:table-cell table:style-name="ce3" office:value-type="date" office:date-value="2022-07-04" calcext:value-type="date">
            <text:p>07/04/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owx-n/" xlink:type="simple">https://leetcode.com/problems/powx-n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ind-first-and-last-position-of-element-in-sorted-array/" xlink:type="simple">https://leetcode.com/problems/find-first-and-last-position-of-element-in-sorted-array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ind-peak-element/" xlink:type="simple">https://leetcode.com/problems/find-peak-element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earch-a-2d-matrix/" xlink:type="simple">https://leetcode.com/problems/search-a-2d-matrix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Sixteen</text:p>
          </table:table-cell>
          <table:table-cell table:style-name="ce3" office:value-type="date" office:date-value="2022-08-04" calcext:value-type="date">
            <text:p>08/04/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divide-two-integers/" xlink:type="simple">https://leetcode.com/problems/divide-two-integer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apacity-to-ship-packages-within-d-days/" xlink:type="simple">https://leetcode.com/problems/capacity-to-ship-packages-within-d-day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inimum-limit-of-balls-in-a-bag/" xlink:type="simple">https://leetcode.com/problems/minimum-limit-of-balls-in-a-bag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edian-of-two-sorted-arrays/" xlink:type="simple">https://leetcode.com/problems/median-of-two-sorted-arrays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eventeen</text:p>
          </table:table-cell>
          <table:table-cell table:style-name="ce3" office:value-type="date" office:date-value="2022-09-04" calcext:value-type="date">
            <text:p>09/04/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unt-of-smaller-numbers-after-self/" xlink:type="simple">https://leetcode.com/problems/count-of-smaller-numbers-after-self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plit-array-largest-sum/" xlink:type="simple">https://leetcode.com/problems/split-array-largest-sum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Hashing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office:value-type="string" calcext:value-type="string">
            <text:p>Day Eighteen</text:p>
          </table:table-cell>
          <table:table-cell table:style-name="ce3" office:value-type="date" office:date-value="2022-10-04" calcext:value-type="date">
            <text:p>10/04/22</text:p>
          </table:table-cell>
          <table:table-cell table:style-name="ce1" office:value-type="string" calcext:value-type="string">
            <text:p>Hashing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<text:a xlink:href="https://www.geeksforgeeks.org/hashing-set-1-introduction/" xlink:type="simple">https://www.geeksforgeeks.org/hashing-set-1-introduction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Open Addressing</text:p>
          </table:table-cell>
          <table:table-cell table:style-name="ce1" office:value-type="string" calcext:value-type="string">
            <text:p><text:a xlink:href="https://www.geeksforgeeks.org/hashing-set-3-open-addressing/" xlink:type="simple">https://www.geeksforgeeks.org/hashing-set-3-open-addressing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Collision handling</text:p>
          </table:table-cell>
          <table:table-cell table:style-name="ce1" office:value-type="string" calcext:value-type="string">
            <text:p><text:a xlink:href="https://www.geeksforgeeks.org/hashing-set-2-separate-chaining/" xlink:type="simple">https://www.geeksforgeeks.org/hashing-set-2-separate-chaining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Nineteen</text:p>
          </table:table-cell>
          <table:table-cell table:style-name="ce3" office:value-type="date" office:date-value="2022-11-04" calcext:value-type="date">
            <text:p>11/04/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verifying-an-alien-dictionary/" xlink:type="simple">https://leetcode.com/problems/verifying-an-alien-dictionary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design-hashmap/" xlink:type="simple">https://leetcode.com/problems/design-hashmap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top-k-frequent-elements/" xlink:type="simple">https://leetcode.com/problems/top-k-frequent-element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design-twitter/" xlink:type="simple">https://leetcode.com/problems/design-twitter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Linked List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1" office:value-type="string" calcext:value-type="string">
            <text:p>Day Twenty</text:p>
          </table:table-cell>
          <table:table-cell table:style-name="ce3" office:value-type="date" office:date-value="2022-12-04" calcext:value-type="date">
            <text:p>12/04/22</text:p>
          </table:table-cell>
          <table:table-cell table:style-name="ce1" office:value-type="string" calcext:value-type="string">
            <text:p>Linked List</text:p>
          </table:table-cell>
          <table:table-cell table:style-name="ce1" office:value-type="string" calcext:value-type="string">
            <text:p>Reverse a LinkedList</text:p>
          </table:table-cell>
          <table:table-cell table:style-name="ce1" office:value-type="string" calcext:value-type="string">
            <text:p><text:a xlink:href="https://leetcode.com/problems/reverse-linked-list/" xlink:type="simple">https://leetcode.com/problems/reverse-linked-list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Find middle of LinkedList</text:p>
          </table:table-cell>
          <table:table-cell table:style-name="ce1" office:value-type="string" calcext:value-type="string">
            <text:p><text:a xlink:href="https://leetcode.com/problems/middle-of-the-linked-list/" xlink:type="simple">https://leetcode.com/problems/middle-of-the-linked-list/</text:a>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ce1" office:value-type="string" calcext:value-type="string">
            <text:p>Merge two sorted Linked List</text:p>
          </table:table-cell>
          <table:table-cell table:style-name="ce1" office:value-type="string" calcext:value-type="string">
            <text:p><text:a xlink:href="https://leetcode.com/problems/merge-two-sorted-lists/" xlink:type="simple">https://leetcode.com/problems/merge-two-sorted-lists/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Remove N-th node from back of LinkedList</text:p>
          </table:table-cell>
          <table:table-cell table:style-name="ce1" office:value-type="string" calcext:value-type="string">
            <text:p><text:a xlink:href="https://leetcode.com/problems/remove-nth-node-from-end-of-list/" xlink:type="simple">https://leetcode.com/problems/remove-nth-node-from-end-of-list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1" office:value-type="string" calcext:value-type="string">
            <text:p>Day Twenty One</text:p>
          </table:table-cell>
          <table:table-cell table:style-name="ce1" office:value-type="string" calcext:value-type="string">
            <text:p>13/04/2022</text:p>
          </table:table-cell>
          <table:table-cell table:style-name="ce1"/>
          <table:table-cell table:style-name="ce1" office:value-type="string" calcext:value-type="string">
            <text:p>Delete a given Node when a node is given. (0(1) solution)</text:p>
          </table:table-cell>
          <table:table-cell table:style-name="ce1" office:value-type="string" calcext:value-type="string">
            <text:p><text:a xlink:href="https://leetcode.com/problems/delete-node-in-a-linked-list/" xlink:type="simple">https://leetcode.com/problems/delete-node-in-a-linked-list/</text:a>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ce1" office:value-type="string" calcext:value-type="string">
            <text:p>Add two numbers as LinkedList</text:p>
          </table:table-cell>
          <table:table-cell table:style-name="ce1" office:value-type="string" calcext:value-type="string">
            <text:p><text:a xlink:href="https://leetcode.com/problems/add-two-numbers-ii/" xlink:type="simple">https://leetcode.com/problems/add-two-numbers-ii/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Find intersection point of Y LinkedList</text:p>
          </table:table-cell>
          <table:table-cell table:style-name="ce1" office:value-type="string" calcext:value-type="string">
            <text:p><text:a xlink:href="https://leetcode.com/problems/intersection-of-two-linked-lists/" xlink:type="simple">https://leetcode.com/problems/intersection-of-two-linked-lists/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Check if a LinkedList is palindrome or not.</text:p>
          </table:table-cell>
          <table:table-cell table:style-name="ce1" office:value-type="string" calcext:value-type="string">
            <text:p><text:a xlink:href="https://leetcode.com/problems/palindrome-linked-list/" xlink:type="simple">https://leetcode.com/problems/palindrome-linked-list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4">
          <table:table-cell table:style-name="ce1" office:value-type="string" calcext:value-type="string">
            <text:p>Day Twenty Two</text:p>
          </table:table-cell>
          <table:table-cell table:style-name="ce1" office:value-type="string" calcext:value-type="string">
            <text:p>14/04/2022</text:p>
          </table:table-cell>
          <table:table-cell table:style-name="ce1"/>
          <table:table-cell table:style-name="ce1" office:value-type="string" calcext:value-type="string">
            <text:p>Reverse a LinkedList in groups.</text:p>
          </table:table-cell>
          <table:table-cell table:style-name="ce1" office:value-type="string" calcext:value-type="string">
            <text:p><text:a xlink:href="https://leetcode.com/problems/reverse-nodes-in-k-group/" xlink:type="simple">https://leetcode.com/problems/reverse-nodes-in-k-group/</text:a></text:p>
          </table:table-cell>
          <table:table-cell table:style-name="ce1"/>
          <table:table-cell table:number-columns-repeated="1018"/>
        </table:table-row>
        <table:table-row table:style-name="ro7">
          <table:table-cell table:style-name="ce1" table:number-columns-repeated="3"/>
          <table:table-cell table:style-name="ce1" office:value-type="string" calcext:value-type="string">
            <text:p>Detect a cycle and removing loop(two different questions and same concept)</text:p>
          </table:table-cell>
          <table:table-cell table:style-name="ce1" office:value-type="string" calcext:value-type="string">
            <text:p><text:a xlink:href="https://leetcode.com/problems/linked-list-cycle-ii/" xlink:type="simple">https://leetcode.com/problems/linked-list-cycle-ii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Rotate a LinkedList</text:p>
          </table:table-cell>
          <table:table-cell table:style-name="ce1" office:value-type="string" calcext:value-type="string">
            <text:p><text:a xlink:href="https://leetcode.com/problems/rotate-list/" xlink:type="simple">https://leetcode.com/problems/rotate-list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wenty Three</text:p>
          </table:table-cell>
          <table:table-cell table:style-name="ce1" office:value-type="string" calcext:value-type="string">
            <text:p>15/04/2022</text:p>
          </table:table-cell>
          <table:table-cell table:style-name="ce1"/>
          <table:table-cell table:style-name="ce1" office:value-type="string" calcext:value-type="string">
            <text:p>Flattening of a LinkedList</text:p>
          </table:table-cell>
          <table:table-cell table:style-name="ce1" office:value-type="string" calcext:value-type="string">
            <text:p><text:a xlink:href="https://leetcode.com/problems/flatten-a-multilevel-doubly-linked-list/" xlink:type="simple">https://leetcode.com/problems/flatten-a-multilevel-doubly-linked-list/</text:a></text:p>
          </table:table-cell>
          <table:table-cell table:style-name="ce1"/>
          <table:table-cell table:number-columns-repeated="1018"/>
        </table:table-row>
        <table:table-row table:style-name="ro8">
          <table:table-cell table:style-name="ce1" table:number-columns-repeated="3"/>
          <table:table-cell table:style-name="ce1" office:value-type="string" calcext:value-type="string">
            <text:p>Clone a Linked List with random and next pointer.</text:p>
          </table:table-cell>
          <table:table-cell table:style-name="ce1" office:value-type="string" calcext:value-type="string">
            <text:p><text:a xlink:href="https://leetcode.com/problems/copy-list-with-random-pointer/" xlink:type="simple">https://leetcode.com/problems/copy-list-with-random-pointer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ind-the-duplicate-number/" xlink:type="simple">https://leetcode.com/problems/find-the-duplicate-number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Stack and Queues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1" office:value-type="string" calcext:value-type="string">
            <text:p>Day Twenty Four</text:p>
          </table:table-cell>
          <table:table-cell table:style-name="ce1" office:value-type="string" calcext:value-type="string">
            <text:p>16/04/2022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next-greater-element-ii/" xlink:type="simple">https://leetcode.com/problems/next-greater-element-ii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implement-stack-using-queues/" xlink:type="simple">https://leetcode.com/problems/implement-stack-using-queu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implement-queue-using-stacks/" xlink:type="simple">https://leetcode.com/problems/implement-queue-using-stacks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wenty Five</text:p>
          </table:table-cell>
          <table:table-cell table:style-name="ce1" office:value-type="string" calcext:value-type="string">
            <text:p>17/04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valid-parentheses/" xlink:type="simple">https://leetcode.com/problems/valid-parenthes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in-stack/" xlink:type="simple">https://leetcode.com/problems/min-stack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practice.geeksforgeeks.org/problems/fab3dbbdce746976ba35c7b9b24afde40eae5a04/1/" xlink:type="simple">https://practice.geeksforgeeks.org/problems/fab3dbbdce746976ba35c7b9b24afde40eae5a04/1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ru-cache/" xlink:type="simple">https://leetcode.com/problems/lru-cach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wenty Six</text:p>
          </table:table-cell>
          <table:table-cell table:style-name="ce1" office:value-type="string" calcext:value-type="string">
            <text:p>18/04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argest-rectangle-in-histogram/" xlink:type="simple">https://leetcode.com/problems/largest-rectangle-in-histogra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liding-window-maximum/" xlink:type="simple">https://leetcode.com/problems/sliding-window-maximu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fu-cache/" xlink:type="simple">https://leetcode.com/problems/lfu-cach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Tree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1" office:value-type="string" calcext:value-type="string">
            <text:p>Day Twenty Seven</text:p>
          </table:table-cell>
          <table:table-cell table:style-name="ce1" office:value-type="string" calcext:value-type="string">
            <text:p>19/04/202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diameter-of-binary-tree/" xlink:type="simple">https://leetcode.com/problems/diameter-of-binary-tre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4"/>
          <table:table-cell table:style-name="ce1" office:value-type="string" calcext:value-type="string">
            <text:p><text:a xlink:href="https://leetcode.com/problems/invert-binary-tree/" xlink:type="simple">https://leetcode.com/problems/invert-binary-tre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4"/>
          <table:table-cell table:style-name="ce1" office:value-type="string" calcext:value-type="string">
            <text:p><text:a xlink:href="https://leetcode/" xlink:type="simple">https://leetcode</text:a>.com/problems/subtree-of-another-tree/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ymmetric-tree/" xlink:type="simple">https://leetcode.com/problems/symmetric-tre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wenty Eight</text:p>
          </table:table-cell>
          <table:table-cell table:style-name="ce1" office:value-type="string" calcext:value-type="string">
            <text:p>20/04/2022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nvert-sorted-array-to-binary-search-tree/" xlink:type="simple">https://leetcode.com/problems/convert-sorted-array-to-binary-search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erge-two-binary-trees/" xlink:type="simple">https://leetcode.com/problems/merge-two-binary-tre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binary-tree-paths/" xlink:type="simple">https://leetcode.com/problems/binary-tree-paths/</text:a></text:p>
          </table:table-cell>
          <table:table-cell table:style-name="ce1"/>
          <table:table-cell table:number-columns-repeated="1018"/>
        </table:table-row>
        <table:table-row table:style-name="ro5" table:number-rows-repeated="2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wenty Nin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ame-tree/" xlink:type="simple">https://leetcode.com/problems/same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owest-common-ancestor-of-a-binary-search-tree/" xlink:type="simple">https://leetcode.com/problems/lowest-common-ancestor-of-a-binary-search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ath-sum/" xlink:type="simple">https://leetcode.com/problems/path-su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inimum-absolute-difference-in-bst/" xlink:type="simple">https://leetcode.com/problems/minimum-absolute-difference-in-bst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Thirty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um-of-left-leaves/" xlink:type="simple">https://leetcode.com/problems/sum-of-left-leav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balanced-binary-tree/" xlink:type="simple">https://leetcode.com/problems/balanced-binary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aximum-width-of-binary-tree/" xlink:type="simple">https://leetcode.com/problems/maximum-width-of-binary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unt-good-nodes-in-binary-tree/" xlink:type="simple">https://leetcode.com/problems/count-good-nodes-in-binary-tree/</text:a></text:p>
          </table:table-cell>
          <table:table-cell table:style-name="ce1"/>
          <table:table-cell table:number-columns-repeated="1018"/>
        </table:table-row>
        <table:table-row table:style-name="ro5" table:number-rows-repeated="2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hirty On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owest-common-ancestor-of-a-binary-tree/" xlink:type="simple">https://leetcode.com/problems/lowest-common-ancestor-of-a-binary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binary-tree-right-side-view/" xlink:type="simple">https://leetcode.com/problems/binary-tree-right-side-view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all-nodes-distance-k-in-binary-tree/" xlink:type="simple">https://leetcode.com/problems/all-nodes-distance-k-in-binary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erialize-and-deserialize-binary-tree/" xlink:type="simple">https://leetcode.com/problems/serialize-and-deserialize-binary-tre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hirty Two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binary-tree-zigzag-level-order-traversal/" xlink:type="simple">https://leetcode.com/problems/binary-tree-zigzag-level-order-traversal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binary-search-tree-iterator/" xlink:type="simple">https://leetcode.com/problems/binary-search-tree-iterator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ath-sum-iii/" xlink:type="simple">https://leetcode.com/problems/path-sum-iii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hirty Thre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nstruct-binary-tree-from-preorder-and-postorder-traversal/" xlink:type="simple">https://leetcode.com/problems/construct-binary-tree-from-preorder-and-postorder-traversal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opulating-next-right-pointers-in-each-node/" xlink:type="simple">https://leetcode.com/problems/populating-next-right-pointers-in-each-nod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latten-binary-tree-to-linked-list/" xlink:type="simple">https://leetcode.com/problems/flatten-binary-tree-to-linked-list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aximum-width-of-binary-tree/" xlink:type="simple">https://leetcode.com/problems/maximum-width-of-binary-tre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office:value-type="string" calcext:value-type="string">
            <text:p>BST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1" table:number-columns-repeated="2"/>
          <table:table-cell table:style-name="ce1" office:value-type="string" calcext:value-type="string">
            <text:p>Binary search tree</text:p>
          </table:table-cell>
          <table:table-cell table:style-name="ce1" table:number-columns-repeated="3"/>
          <table:table-cell table:number-columns-repeated="1018"/>
        </table:table-row>
        <table:table-row table:style-name="ro6">
          <table:table-cell table:style-name="ce1" office:value-type="string" calcext:value-type="string">
            <text:p>Day Thirty Four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binary-search-tree-set-1-search-and-insertion/" xlink:type="simple">https://www.geeksforgeeks.org/binary-search-tree-set-1-search-and-insertion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binary-search-tree-set-2-delete/" xlink:type="simple">https://www.geeksforgeeks.org/binary-search-tree-set-2-delet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floor-and-ceil-from-a-bst/" xlink:type="simple">https://www.geeksforgeeks.org/floor-and-ceil-from-a-bst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ange-sum-of-bst/" xlink:type="simple">https://leetcode.com/problems/range-sum-of-bst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hirty Fiv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nvert-sorted-array-to-binary-search-tree/" xlink:type="simple">https://leetcode.com/problems/convert-sorted-array-to-binary-search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owest-common-ancestor-of-a-binary-search-tree/" xlink:type="simple">https://leetcode.com/problems/lowest-common-ancestor-of-a-binary-search-tre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inimum-absolute-difference-in-bst/" xlink:type="simple">https://leetcode.com/problems/minimum-absolute-difference-in-bst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validate-binary-search-tree/" xlink:type="simple">https://leetcode.com/problems/validate-binary-search-tre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hirty Six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unique-binary-search-trees-ii/" xlink:type="simple">https://leetcode.com/problems/unique-binary-search-trees-ii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kth-smallest-element-in-a-bst/" xlink:type="simple">https://leetcode.com/problems/kth-smallest-element-in-a-bst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unique-binary-search-trees/" xlink:type="simple">https://leetcode.com/problems/unique-binary-search-tre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ecover-binary-search-tree/" xlink:type="simple">https://leetcode.com/problems/recover-binary-search-tre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Heap and PQ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1" office:value-type="string" calcext:value-type="string">
            <text:p>Day Thirty Seven</text:p>
          </table:table-cell>
          <table:table-cell table:style-name="ce1"/>
          <table:table-cell table:style-name="ce1" office:value-type="string" calcext:value-type="string">
            <text:p>Heap</text:p>
          </table:table-cell>
          <table:table-cell table:style-name="ce1" office:value-type="string" calcext:value-type="string">
            <text:p>Implementation</text:p>
          </table:table-cell>
          <table:table-cell table:style-name="ce1" table:number-columns-repeated="2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Binary heap</text:p>
          </table:table-cell>
          <table:table-cell table:style-name="ce1" office:value-type="string" calcext:value-type="string">
            <text:p><text:a xlink:href="https://www.geeksforgeeks.org/binary-heap/" xlink:type="simple">https://www.geeksforgeeks.org/binary-heap/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Time complexity of building a heap</text:p>
          </table:table-cell>
          <table:table-cell table:style-name="ce1" office:value-type="string" calcext:value-type="string">
            <text:p><text:a xlink:href="https://www.geeksforgeeks.org/time-complexity-of-building-a-heap/" xlink:type="simple">https://www.geeksforgeeks.org/time-complexity-of-building-a-heap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Application of heap</text:p>
          </table:table-cell>
          <table:table-cell table:style-name="ce1" office:value-type="string" calcext:value-type="string">
            <text:p><text:a xlink:href="https://www.geeksforgeeks.org/applications-of-heap-data-structure/" xlink:type="simple">https://www.geeksforgeeks.org/applications-of-heap-data-structur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Heap sort</text:p>
          </table:table-cell>
          <table:table-cell table:style-name="ce1" office:value-type="string" calcext:value-type="string">
            <text:p><text:a xlink:href="https://www.geeksforgeeks.org/heap-sort/" xlink:type="simple">https://www.geeksforgeeks.org/heap-sort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Priority Queue</text:p>
          </table:table-cell>
          <table:table-cell table:style-name="ce1" office:value-type="string" calcext:value-type="string">
            <text:p><text:a xlink:href="https://www.geeksforgeeks.org/why-is-binary-heap-preferred-over-bst-for-priority-queue/" xlink:type="simple">https://www.geeksforgeeks.org/why-is-binary-heap-preferred-over-bst-for-priority-queu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hirty Eight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merge-k-sorted-arrays/" xlink:type="simple">https://www.geeksforgeeks.org/merge-k-sorted-array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nearly-sorted-algorithm/" xlink:type="simple">https://www.geeksforgeeks.org/nearly-sorted-algorith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ind-median-from-data-stream/" xlink:type="simple">https://leetcode.com/problems/find-median-from-data-strea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Thirty Nin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erge-k-sorted-lists/" xlink:type="simple">https://leetcode.com/problems/merge-k-sorted-list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the-skyline-problem/" xlink:type="simple">https://leetcode.com/problems/the-skyline-proble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top-k-frequent-elements/" xlink:type="simple">https://leetcode.com/problems/top-k-frequent-elements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Fourty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task-scheduler/" xlink:type="simple">https://leetcode.com/problems/task-scheduler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network-delay-time/" xlink:type="simple">https://leetcode.com/problems/network-delay-tim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ast-stone-weight/" xlink:type="simple">https://leetcode.com/problems/last-stone-weight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Greedy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1" office:value-type="string" calcext:value-type="string">
            <text:p>Day Fourty One</text:p>
          </table:table-cell>
          <table:table-cell table:style-name="ce1"/>
          <table:table-cell table:style-name="ce1" office:value-type="string" calcext:value-type="string">
            <text:p>Greedy</text:p>
          </table:table-cell>
          <table:table-cell table:style-name="ce1" office:value-type="string" calcext:value-type="string">
            <text:p>N meeting in one room</text:p>
          </table:table-cell>
          <table:table-cell table:style-name="ce1" office:value-type="string" calcext:value-type="string">
            <text:p><text:a xlink:href="https://practice.geeksforgeeks.org/problems/n-meetings-in-one-room-1587115620/1" xlink:type="simple">https://practice.geeksforgeeks.org/problems/n-meetings-in-one-room-1587115620/1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Activity Selection</text:p>
          </table:table-cell>
          <table:table-cell table:style-name="ce1" office:value-type="string" calcext:value-type="string">
            <text:p><text:a xlink:href="https://practice.geeksforgeeks.org/problems/activity-selection-1587115620/1" xlink:type="simple">https://practice.geeksforgeeks.org/problems/activity-selection-1587115620/1</text:a></text:p>
          </table:table-cell>
          <table:table-cell table:style-name="ce1"/>
          <table:table-cell table:number-columns-repeated="1018"/>
        </table:table-row>
        <table:table-row table:style-name="ro8">
          <table:table-cell table:style-name="ce1" table:number-columns-repeated="3"/>
          <table:table-cell table:style-name="ce1" office:value-type="string" calcext:value-type="string">
            <text:p>Greedy algorithm to find minimum number of coins</text:p>
          </table:table-cell>
          <table:table-cell table:style-name="ce1" office:value-type="string" calcext:value-type="string">
            <text:p><text:a xlink:href="https://www.geeksforgeeks.org/greedy-algorithm-to-find-minimum-number-of-coins/" xlink:type="simple">https://www.geeksforgeeks.org/greedy-algorithm-to-find-minimum-number-of-coins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4">
          <table:table-cell table:style-name="ce1" office:value-type="string" calcext:value-type="string">
            <text:p>Day Fourty Two</text:p>
          </table:table-cell>
          <table:table-cell table:style-name="ce1" table:number-columns-repeated="2"/>
          <table:table-cell table:style-name="ce1" office:value-type="string" calcext:value-type="string">
            <text:p>Fractional Knapsack Problem</text:p>
          </table:table-cell>
          <table:table-cell table:style-name="ce1" office:value-type="string" calcext:value-type="string">
            <text:p><text:a xlink:href="https://practice.geeksforgeeks.org/problems/fractional-knapsack-1587115620/1/" xlink:type="simple">https://practice.geeksforgeeks.org/problems/fractional-knapsack-1587115620/1/</text:a></text:p>
          </table:table-cell>
          <table:table-cell table:style-name="ce1"/>
          <table:table-cell table:number-columns-repeated="1018"/>
        </table:table-row>
        <table:table-row table:style-name="ro8">
          <table:table-cell table:style-name="ce1" table:number-columns-repeated="3"/>
          <table:table-cell table:style-name="ce1" office:value-type="string" calcext:value-type="string">
            <text:p>Minimum number of platforms required for a railway</text:p>
          </table:table-cell>
          <table:table-cell table:style-name="ce1" office:value-type="string" calcext:value-type="string">
            <text:p><text:a xlink:href="https://practice.geeksforgeeks.org/problems/minimum-platforms-1587115620/1" xlink:type="simple">https://practice.geeksforgeeks.org/problems/minimum-platforms-1587115620/1</text:a>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ce1" office:value-type="string" calcext:value-type="string">
            <text:p>Job sequencing Problem</text:p>
          </table:table-cell>
          <table:table-cell table:style-name="ce1" office:value-type="string" calcext:value-type="string">
            <text:p><text:a xlink:href="https://practice.geeksforgeeks.org/problems/job-sequencing-problem-1587115620/1" xlink:type="simple">https://practice.geeksforgeeks.org/problems/job-sequencing-problem-1587115620/1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Backtracking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ourty Three</text:p>
          </table:table-cell>
          <table:table-cell table:style-name="ce1"/>
          <table:table-cell table:style-name="ce1" office:value-type="string" calcext:value-type="string">
            <text:p>Backtracking</text:p>
          </table:table-cell>
          <table:table-cell table:style-name="ce1" office:value-type="string" calcext:value-type="string">
            <text:p>Rat In a Maze</text:p>
          </table:table-cell>
          <table:table-cell table:style-name="ce1" office:value-type="string" calcext:value-type="string">
            <text:p><text:a xlink:href="https://www.geeksforgeeks.org/rat-in-a-maze-backtracking-2/" xlink:type="simple">https://www.geeksforgeeks.org/rat-in-a-maze-backtracking-2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Knight Tour Problem</text:p>
          </table:table-cell>
          <table:table-cell table:style-name="ce1" office:value-type="string" calcext:value-type="string">
            <text:p><text:a xlink:href="https://www.geeksforgeeks.org/the-knights-tour-problem-backtracking-1/" xlink:type="simple">https://www.geeksforgeeks.org/the-knights-tour-problem-backtracking-1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Subset Sum</text:p>
          </table:table-cell>
          <table:table-cell table:style-name="ce1" office:value-type="string" calcext:value-type="string">
            <text:p><text:a xlink:href="https://www.geeksforgeeks.org/subset-sum-backtracking-4/" xlink:type="simple">https://www.geeksforgeeks.org/subset-sum-backtracking-4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ourty Four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etter-combinations-of-a-phone-number/" xlink:type="simple">https://leetcode.com/problems/letter-combinations-of-a-phone-number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Sudoku problem</text:p>
          </table:table-cell>
          <table:table-cell table:style-name="ce1" office:value-type="string" calcext:value-type="string">
            <text:p><text:a xlink:href="https://www.geeksforgeeks.org/sudoku-backtracking-7/" xlink:type="simple">https://www.geeksforgeeks.org/sudoku-backtracking-7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udoku-solver/" xlink:type="simple">https://leetcode.com/problems/sudoku-solver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ourty Fiv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mbinations/" xlink:type="simple">https://leetcode.com/problems/combination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mbination-sum-ii/" xlink:type="simple">https://leetcode.com/problems/combination-sum-ii/</text:a></text:p>
          </table:table-cell>
          <table:table-cell table:style-name="ce1"/>
          <table:table-cell table:number-columns-repeated="1018"/>
        </table:table-row>
        <table:table-row table:style-name="ro5" table:number-rows-repeated="2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ourty Six</text:p>
          </table:table-cell>
          <table:table-cell table:style-name="ce1" table:number-columns-repeated="2"/>
          <table:table-cell table:style-name="ce1" office:value-type="string" calcext:value-type="string">
            <text:p>N Queen problem</text:p>
          </table:table-cell>
          <table:table-cell table:style-name="ce1" office:value-type="string" calcext:value-type="string">
            <text:p><text:a xlink:href="https://www.geeksforgeeks.org/n-queen-problem-backtracking-3/" xlink:type="simple">https://www.geeksforgeeks.org/n-queen-problem-backtracking-3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ubsets/" xlink:type="simple">https://leetcode.com/problems/subset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gray-code/" xlink:type="simple">https://leetcode.com/problems/gray-cod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unique-binary-search-trees-ii/" xlink:type="simple">https://leetcode.com/problems/unique-binary-search-trees-ii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P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ourty Seven</text:p>
          </table:table-cell>
          <table:table-cell table:style-name="ce1"/>
          <table:table-cell table:style-name="ce1" office:value-type="string" calcext:value-type="string">
            <text:p>Dynamic Programming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dynamic-programming/" xlink:type="simple">https://www.geeksforgeeks.org/dynamic-programming/</text:a></text:p>
          </table:table-cell>
          <table:table-cell table:style-name="ce1" office:value-type="string" calcext:value-type="string">
            <text:p><text:a xlink:href="https://youtu.be/PHmgyQVKduc" xlink:type="simple">https://youtu.be/PHmgyQVKduc</text:a>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hackerearth.com/practice/algorithms/dynamic-programming/introduction-to-dynamic-programming-1/tutorial/" xlink:type="simple">https://www.hackerearth.com/practice/algorithms/dynamic-programming/introduction-to-dynamic-programming-1/tutorial/</text:a></text:p>
          </table:table-cell>
          <table:table-cell table:style-name="ce1" office:value-type="string" calcext:value-type="string">
            <text:p><text:a xlink:href="https://www.youtube/" xlink:type="simple">https://www.youtube</text:a>.com/watch?v=tyB0ztf0DNY&amp;list=PLgUwDviBIf0qUlt5H_kiKYaNSqJ81PMMY&amp;index=2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discuss/general-discussion/458695/dynamic-programming-patterns" xlink:type="simple">https://leetcode.com/discuss/general-discussion/458695/dynamic-programming-patterns</text:a></text:p>
          </table:table-cell>
          <table:table-cell table:style-name="ce1" office:value-type="string" calcext:value-type="string">
            <text:p><text:a xlink:href="https://www.youtube/" xlink:type="simple">https://www.youtube</text:a>.com/watch?v=mmjDZGSr7EA&amp;list=PLqM7alHXFySGbXhWx7sBJEwY2DnhDjmxm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discuss/general-discussion/662866/Dynamic-Programming-for-Practice-Problems-Patterns-and-Sample-Solutions" xlink:type="simple">https://leetcode.com/discuss/general-discussion/662866/Dynamic-Programming-for-Practice-Problems-Patterns-and-Sample-Solutions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ourty Eight</text:p>
          </table:table-cell>
          <table:table-cell table:style-name="ce1" table:number-columns-repeated="2"/>
          <table:table-cell table:style-name="ce1" office:value-type="string" calcext:value-type="string">
            <text:p>Max Product Subarray</text:p>
          </table:table-cell>
          <table:table-cell table:style-name="ce1" office:value-type="string" calcext:value-type="string">
            <text:p><text:a xlink:href="https://leetcode.com/problems/maximum-product-subarray/" xlink:type="simple">https://leetcode.com/problems/maximum-product-subarray/</text:a>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ce1" office:value-type="string" calcext:value-type="string">
            <text:p>Longest Increasing Subsequence</text:p>
          </table:table-cell>
          <table:table-cell table:style-name="ce1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ce1" office:value-type="string" calcext:value-type="string">
            <text:p>Longest Common Subsequence</text:p>
          </table:table-cell>
          <table:table-cell table:style-name="ce1" office:value-type="string" calcext:value-type="string">
            <text:p><text:a xlink:href="https://leetcode.com/problems/longest-common-subsequence/" xlink:type="simple">https://leetcode.com/problems/longest-common-subsequenc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ourty Nine</text:p>
          </table:table-cell>
          <table:table-cell table:style-name="ce1" table:number-columns-repeated="2"/>
          <table:table-cell table:style-name="ce1" office:value-type="string" calcext:value-type="string">
            <text:p>0-1 Knapsack</text:p>
          </table:table-cell>
          <table:table-cell table:style-name="ce1" office:value-type="string" calcext:value-type="string">
            <text:p><text:a xlink:href="https://practice.geeksforgeeks.org/problems/0-1-knapsack-problem0945/1" xlink:type="simple">https://practice.geeksforgeeks.org/problems/0-1-knapsack-problem0945/1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Edit Distance</text:p>
          </table:table-cell>
          <table:table-cell table:style-name="ce1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Maximum sum increasing subsequence</text:p>
          </table:table-cell>
          <table:table-cell table:style-name="ce1" office:value-type="string" calcext:value-type="string">
            <text:p><text:a xlink:href="https://practice.geeksforgeeks.org/problems/maximum-sum-increasing-subsequence4749/1" xlink:type="simple">https://practice.geeksforgeeks.org/problems/maximum-sum-increasing-subsequence4749/1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4">
          <table:table-cell table:style-name="ce1" office:value-type="string" calcext:value-type="string">
            <text:p>Day Fifty</text:p>
          </table:table-cell>
          <table:table-cell table:style-name="ce1" table:number-columns-repeated="2"/>
          <table:table-cell table:style-name="ce1" office:value-type="string" calcext:value-type="string">
            <text:p>Matrix Chain Multiplication</text:p>
          </table:table-cell>
          <table:table-cell table:style-name="ce1" office:value-type="string" calcext:value-type="string">
            <text:p><text:a xlink:href="https://practice.geeksforgeeks.org/problems/matrix-chain-multiplication0303/1/" xlink:type="simple">https://practice.geeksforgeeks.org/problems/matrix-chain-multiplication0303/1/</text:a></text:p>
          </table:table-cell>
          <table:table-cell table:style-name="ce1"/>
          <table:table-cell table:number-columns-repeated="1018"/>
        </table:table-row>
        <table:table-row table:style-name="ro9">
          <table:table-cell table:style-name="ce1" table:number-columns-repeated="3"/>
          <table:table-cell table:style-name="ce1" office:value-type="string" calcext:value-type="string">
            <text:p>Maximum sum path in matrix, (count paths, and similar type do, also backtrack to find the maximum path)</text:p>
          </table:table-cell>
          <table:table-cell table:style-name="ce1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Fifty One</text:p>
          </table:table-cell>
          <table:table-cell table:style-name="ce1" table:number-columns-repeated="2"/>
          <table:table-cell table:style-name="ce1" office:value-type="string" calcext:value-type="string">
            <text:p>Coin change</text:p>
          </table:table-cell>
          <table:table-cell table:style-name="ce1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Subset Sum</text:p>
          </table:table-cell>
          <table:table-cell table:style-name="ce1" office:value-type="string" calcext:value-type="string">
            <text:p><text:a xlink:href="https://practice.geeksforgeeks.org/problems/subset-sum-problem-1611555638/1/" xlink:type="simple">https://practice.geeksforgeeks.org/problems/subset-sum-problem-1611555638/1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Rod Cutting</text:p>
          </table:table-cell>
          <table:table-cell table:style-name="ce1" office:value-type="string" calcext:value-type="string">
            <text:p><text:a xlink:href="https://practice.geeksforgeeks.org/problems/rod-cutting0840/1" xlink:type="simple">https://practice.geeksforgeeks.org/problems/rod-cutting0840/1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Fifty Two</text:p>
          </table:table-cell>
          <table:table-cell table:style-name="ce1" table:number-columns-repeated="2"/>
          <table:table-cell table:style-name="ce1" office:value-type="string" calcext:value-type="string">
            <text:p>Egg Dropping</text:p>
          </table:table-cell>
          <table:table-cell table:style-name="ce1" office:value-type="string" calcext:value-type="string">
            <text:p><text:a xlink:href="https://leetcode.com/problems/super-egg-drop/" xlink:type="simple">https://leetcode.com/problems/super-egg-drop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Word Break</text:p>
          </table:table-cell>
          <table:table-cell table:style-name="ce1" office:value-type="string" calcext:value-type="string">
            <text:p><text:a xlink:href="https://leetcode.com/problems/word-break/" xlink:type="simple">https://leetcode.com/problems/word-break/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Palindrome Partitioning (MCM Variation)</text:p>
          </table:table-cell>
          <table:table-cell table:style-name="ce1" office:value-type="string" calcext:value-type="string">
            <text:p><text:a xlink:href="https://leetcode.com/problems/palindrome-partitioning-ii/" xlink:type="simple">https://leetcode.com/problems/palindrome-partitioning-ii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Graph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ifty Three</text:p>
          </table:table-cell>
          <table:table-cell table:style-name="ce1"/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<text:a xlink:href="https://www.geeksforgeeks.org/graph-and-its-representations/" xlink:type="simple">https://www.geeksforgeeks.org/graph-and-its-representations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Representation</text:p>
          </table:table-cell>
          <table:table-cell table:style-name="ce1" office:value-type="string" calcext:value-type="string">
            <text:p><text:a xlink:href="https://www.geeksforgeeks.org/graph-and-its-representations/" xlink:type="simple">https://www.geeksforgeeks.org/graph-and-its-representations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Breadth First Search</text:p>
          </table:table-cell>
          <table:table-cell table:style-name="ce1" office:value-type="string" calcext:value-type="string">
            <text:p><text:a xlink:href="https://www.geeksforgeeks.org/breadth-first-search-or-bfs-for-a-graph/" xlink:type="simple">https://www.geeksforgeeks.org/breadth-first-search-or-bfs-for-a-graph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Depth First Search</text:p>
          </table:table-cell>
          <table:table-cell table:style-name="ce1" office:value-type="string" calcext:value-type="string">
            <text:p><text:a xlink:href="https://www.geeksforgeeks.org/depth-first-search-or-dfs-for-a-graph/" xlink:type="simple">https://www.geeksforgeeks.org/depth-first-search-or-dfs-for-a-graph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4">
          <table:table-cell table:style-name="ce1" office:value-type="string" calcext:value-type="string">
            <text:p>Day Fifty Four</text:p>
          </table:table-cell>
          <table:table-cell table:style-name="ce1" table:number-columns-repeated="2"/>
          <table:table-cell table:style-name="ce1" office:value-type="string" calcext:value-type="string">
            <text:p>Shortest path in Directed Acyclic Graph</text:p>
          </table:table-cell>
          <table:table-cell table:style-name="ce1" office:value-type="string" calcext:value-type="string">
            <text:p><text:a xlink:href="https://www.geeksforgeeks.org/shortest-path-for-directed-acyclic-graphs/" xlink:type="simple">https://www.geeksforgeeks.org/shortest-path-for-directed-acyclic-graphs/</text:a></text:p>
          </table:table-cell>
          <table:table-cell table:style-name="ce1"/>
          <table:table-cell table:number-columns-repeated="1018"/>
        </table:table-row>
        <table:table-row table:style-name="ro8">
          <table:table-cell table:style-name="ce1" table:number-columns-repeated="3"/>
          <table:table-cell table:style-name="ce1" office:value-type="string" calcext:value-type="string">
            <text:p>Prim's Algorithm/Minimum Spanning Tree</text:p>
          </table:table-cell>
          <table:table-cell table:style-name="ce1" office:value-type="string" calcext:value-type="string">
            <text:p><text:a xlink:href="https://www.geeksforgeeks.org/prims-minimum-spanning-tree-mst-greedy-algo-5/" xlink:type="simple">https://www.geeksforgeeks.org/prims-minimum-spanning-tree-mst-greedy-algo-5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ifty Five</text:p>
          </table:table-cell>
          <table:table-cell table:style-name="ce1" table:number-columns-repeated="2"/>
          <table:table-cell table:style-name="ce1" office:value-type="string" calcext:value-type="string">
            <text:p>Dijkstra's Algorithm</text:p>
          </table:table-cell>
          <table:table-cell table:style-name="ce1" office:value-type="string" calcext:value-type="string">
            <text:p><text:a xlink:href="https://www.geeksforgeeks.org/dijkstras-shortest-path-algorithm-greedy-algo-7/" xlink:type="simple">https://www.geeksforgeeks.org/dijkstras-shortest-path-algorithm-greedy-algo-7/</text:a>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ce1" office:value-type="string" calcext:value-type="string">
            <text:p>Bellman-Ford shortest path algorithm</text:p>
          </table:table-cell>
          <table:table-cell table:style-name="ce1" office:value-type="string" calcext:value-type="string">
            <text:p><text:a xlink:href="https://www.geeksforgeeks.org/bellman-ford-algorithm-dp-23/" xlink:type="simple">https://www.geeksforgeeks.org/bellman-ford-algorithm-dp-23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ifty Six</text:p>
          </table:table-cell>
          <table:table-cell table:style-name="ce1" table:number-columns-repeated="2"/>
          <table:table-cell table:style-name="ce1" office:value-type="string" calcext:value-type="string">
            <text:p>Kruskal's Algorithm</text:p>
          </table:table-cell>
          <table:table-cell table:style-name="ce1" office:value-type="string" calcext:value-type="string">
            <text:p><text:a xlink:href="https://www.geeksforgeeks.org/kruskals-minimum-spanning-tree-algorithm-greedy-algo-2/" xlink:type="simple">https://www.geeksforgeeks.org/kruskals-minimum-spanning-tree-algorithm-greedy-algo-2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Boruvka’s algorithm</text:p>
          </table:table-cell>
          <table:table-cell table:style-name="ce1" office:value-type="string" calcext:value-type="string">
            <text:p><text:a xlink:href="https://www.geeksforgeeks.org/boruvkas-algorithm-greedy-algo-9/" xlink:type="simple">https://www.geeksforgeeks.org/boruvkas-algorithm-greedy-algo-9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ifty Seven</text:p>
          </table:table-cell>
          <table:table-cell table:style-name="ce1" table:number-columns-repeated="2"/>
          <table:table-cell table:style-name="ce1" office:value-type="string" calcext:value-type="string">
            <text:p>Floyd Warshall</text:p>
          </table:table-cell>
          <table:table-cell table:style-name="ce1" office:value-type="string" calcext:value-type="string">
            <text:p><text:a xlink:href="https://www.geeksforgeeks.org/floyd-warshall-algorithm-dp-16/" xlink:type="simple">https://www.geeksforgeeks.org/floyd-warshall-algorithm-dp-16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Kosaraju's algorithm</text:p>
          </table:table-cell>
          <table:table-cell table:style-name="ce1" office:value-type="string" calcext:value-type="string">
            <text:p><text:a xlink:href="https://www.geeksforgeeks.org/connectivity-in-a-directed-graph/" xlink:type="simple">https://www.geeksforgeeks.org/connectivity-in-a-directed-graph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ifty Eight</text:p>
          </table:table-cell>
          <table:table-cell table:style-name="ce1" table:number-columns-repeated="2"/>
          <table:table-cell table:style-name="ce1" office:value-type="string" calcext:value-type="string">
            <text:p>Articulation point</text:p>
          </table:table-cell>
          <table:table-cell table:style-name="ce1" office:value-type="string" calcext:value-type="string">
            <text:p><text:a xlink:href="https://www.geeksforgeeks.org/articulation-points-or-cut-vertices-in-a-graph/" xlink:type="simple">https://www.geeksforgeeks.org/articulation-points-or-cut-vertices-in-a-graph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Bridges in graph</text:p>
          </table:table-cell>
          <table:table-cell table:style-name="ce1" office:value-type="string" calcext:value-type="string">
            <text:p><text:a xlink:href="https://www.geeksforgeeks.org/bridge-in-a-graph/" xlink:type="simple">https://www.geeksforgeeks.org/bridge-in-a-graph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Fifty Nine</text:p>
          </table:table-cell>
          <table:table-cell table:style-name="ce1" table:number-columns-repeated="2"/>
          <table:table-cell table:style-name="ce1" office:value-type="string" calcext:value-type="string">
            <text:p>Tarjan's ALgorithm</text:p>
          </table:table-cell>
          <table:table-cell table:style-name="ce1" office:value-type="string" calcext:value-type="string">
            <text:p><text:a xlink:href="https://www.geeksforgeeks.org/tarjan-algorithm-find-strongly-connected-components/" xlink:type="simple">https://www.geeksforgeeks.org/tarjan-algorithm-find-strongly-connected-components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Eulerian path and circuit</text:p>
          </table:table-cell>
          <table:table-cell table:style-name="ce1" office:value-type="string" calcext:value-type="string">
            <text:p><text:a xlink:href="https://www.geeksforgeeks.org/eulerian-path-and-circuit/" xlink:type="simple">https://www.geeksforgeeks.org/eulerian-path-and-circuit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Topological Sort</text:p>
          </table:table-cell>
          <table:table-cell table:style-name="ce1" office:value-type="string" calcext:value-type="string">
            <text:p><text:a xlink:href="https://www.geeksforgeeks.org/topological-sorting/" xlink:type="simple">https://www.geeksforgeeks.org/topological-sorting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Union Find</text:p>
          </table:table-cell>
          <table:table-cell table:style-name="ce1" table:number-columns-repeated="5"/>
          <table:table-cell table:number-columns-repeated="1018"/>
        </table:table-row>
        <table:table-row table:style-name="ro5">
          <table:table-cell table:style-name="ce1" office:value-type="string" calcext:value-type="string">
            <text:p>Day Sixty</text:p>
          </table:table-cell>
          <table:table-cell table:style-name="ce1"/>
          <table:table-cell table:style-name="ce1" office:value-type="string" calcext:value-type="string">
            <text:p>Disjoint set</text:p>
          </table:table-cell>
          <table:table-cell table:style-name="ce1" table:number-columns-repeated="3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ce1" office:value-type="string" calcext:value-type="string">
            <text:p>Find and Union operations</text:p>
          </table:table-cell>
          <table:table-cell table:style-name="ce1" office:value-type="string" calcext:value-type="string">
            <text:p><text:a xlink:href="https://www.geeksforgeeks.org/union-find/" xlink:type="simple">https://www.geeksforgeeks.org/union-find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Union by rank</text:p>
          </table:table-cell>
          <table:table-cell table:style-name="ce1" office:value-type="string" calcext:value-type="string">
            <text:p><text:a xlink:href="https://www.geeksforgeeks.org/union-find-algorithm-union-rank-find-optimized-path-compression/" xlink:type="simple">https://www.geeksforgeeks.org/union-find-algorithm-union-rank-find-optimized-path-compression/</text:a></text:p>
          </table:table-cell>
          <table:table-cell table:style-name="ce1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Path compression</text:p>
          </table:table-cell>
          <table:table-cell table:style-name="ce1" office:value-type="string" calcext:value-type="string">
            <text:p><text:a xlink:href="https://www.geeksforgeeks.org/union-find-algorithm-union-rank-find-optimized-path-compression/" xlink:type="simple">https://www.geeksforgeeks.org/union-find-algorithm-union-rank-find-optimized-path-compression/</text:a></text:p>
          </table:table-cell>
          <table:table-cell table:style-name="ce1"/>
          <table:table-cell table:number-columns-repeated="1018"/>
        </table:table-row>
        <table:table-row table:style-name="ro5" table:number-rows-repeated="2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ixty One</text:p>
          </table:table-cell>
          <table:table-cell table:style-name="ce1" table:number-columns-repeated="2"/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<text:a xlink:href="https://leetcode.com/problems/clone-graph/" xlink:type="simple">https://leetcode.com/problems/clone-graph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inimum-height-trees/" xlink:type="simple">https://leetcode.com/problems/minimum-height-tre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econstruct-itinerary/" xlink:type="simple">https://leetcode.com/problems/reconstruct-itinerary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ixty Two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evaluate-division/" xlink:type="simple">https://leetcode.com/problems/evaluate-division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number-of-provinces/" xlink:type="simple">https://leetcode.com/problems/number-of-provinc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edundant-connection/" xlink:type="simple">https://leetcode.com/problems/redundant-connection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network-delay-time/" xlink:type="simple">https://leetcode.com/problems/network-delay-tim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ixty Thre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is-graph-bipartite/" xlink:type="simple">https://leetcode.com/problems/is-graph-bipartit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heapest-flights-within-k-stops/" xlink:type="simple">https://leetcode.com/problems/cheapest-flights-within-k-stop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ind-eventual-safe-states/" xlink:type="simple">https://leetcode.com/problems/find-eventual-safe-stat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table:style-name="ce1"/>
          <table:table-cell table:number-columns-repeated="1018"/>
        </table:table-row>
        <table:table-row table:style-name="ro5" table:number-rows-repeated="2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ixty Four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eachable-nodes-in-subdivided-graph/" xlink:type="simple">https://leetcode.com/problems/reachable-nodes-in-subdivided-graph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ossible-bipartition/" xlink:type="simple">https://leetcode.com/problems/possible-bipartition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atisfiability-of-equality-equations/" xlink:type="simple">https://leetcode.com/problems/satisfiability-of-equality-equation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ind-the-town-judge/" xlink:type="simple">https://leetcode.com/problems/find-the-town-judg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ixty Fiv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critical-connections-in-a-network/" xlink:type="simple">https://leetcode.com/problems/critical-connections-in-a-network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number-of-operations-to-make-network-connected/" xlink:type="simple">https://leetcode.com/problems/number-of-operations-to-make-network-connected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frog-position-after-t-seconds/" xlink:type="simple">https://leetcode.com/problems/frog-position-after-t-second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parallel-courses-ii/" xlink:type="simple">https://leetcode.com/problems/parallel-courses-ii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Sixty Six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word-ladder/" xlink:type="simple">https://leetcode.com/problems/word-ladder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word-ladder-ii/" xlink:type="simple">https://leetcode.com/problems/word-ladder-ii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eachable-nodes-in-subdivided-graph/" xlink:type="simple">https://leetcode.com/problems/reachable-nodes-in-subdivided-graph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egions-cut-by-slashes/" xlink:type="simple">https://leetcode.com/problems/regions-cut-by-slashes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Strings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1" office:value-type="string" calcext:value-type="string">
            <text:p>Day Sixty Seven</text:p>
          </table:table-cell>
          <table:table-cell table:style-name="ce1"/>
          <table:table-cell table:style-name="ce1" office:value-type="string" calcext:value-type="string">
            <text:p>Strings</text:p>
          </table:table-cell>
          <table:table-cell table:style-name="ce1" table:number-columns-repeated="3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KMP</text:p>
          </table:table-cell>
          <table:table-cell table:style-name="ce1" office:value-type="string" calcext:value-type="string">
            <text:p><text:a xlink:href="https://www.geeksforgeeks.org/kmp-algorithm-for-pattern-searching/" xlink:type="simple">https://www.geeksforgeeks.org/kmp-algorithm-for-pattern-searching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Robin Karp</text:p>
          </table:table-cell>
          <table:table-cell table:style-name="ce1" office:value-type="string" calcext:value-type="string">
            <text:p><text:a xlink:href="https://www.geeksforgeeks.org/rabin-karp-algorithm-for-pattern-searching/" xlink:type="simple">https://www.geeksforgeeks.org/rabin-karp-algorithm-for-pattern-searching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Z Algo</text:p>
          </table:table-cell>
          <table:table-cell table:style-name="ce1" office:value-type="string" calcext:value-type="string">
            <text:p><text:a xlink:href="https://www.geeksforgeeks.org/z-algorithm-linear-time-pattern-searching-algorithm/" xlink:type="simple">https://www.geeksforgeeks.org/z-algorithm-linear-time-pattern-searching-algorithm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add-strings/" xlink:type="simple">https://leetcode.com/problems/add-strings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ixty Eight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valid-palindrome-ii/" xlink:type="simple">https://leetcode.com/problems/valid-palindrome-ii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oman-to-integer/" xlink:type="simple">https://leetcode.com/problems/roman-to-integer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ixty Nin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inimum-remove-to-make-valid-parentheses/" xlink:type="simple">https://leetcode.com/problems/minimum-remove-to-make-valid-parenthes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Day Seventy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longest-substring-with-at-least-k-repeating-characters/" xlink:type="simple">https://leetcode.com/problems/longest-substring-with-at-least-k-repeating-character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liding-window-median/" xlink:type="simple">https://leetcode.com/problems/sliding-window-median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Trie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1" office:value-type="string" calcext:value-type="string">
            <text:p>Day Seventy One</text:p>
          </table:table-cell>
          <table:table-cell table:style-name="ce1"/>
          <table:table-cell table:style-name="ce1" office:value-type="string" calcext:value-type="string">
            <text:p>Trie</text:p>
          </table:table-cell>
          <table:table-cell table:style-name="ce1" table:number-columns-repeated="3"/>
          <table:table-cell table:number-columns-repeated="1018"/>
        </table:table-row>
        <table:table-row table:style-name="ro6">
          <table:table-cell table:style-name="ce1" table:number-columns-repeated="3"/>
          <table:table-cell table:style-name="ce1" office:value-type="string" calcext:value-type="string">
            <text:p>Insert and Search</text:p>
          </table:table-cell>
          <table:table-cell table:style-name="ce1" office:value-type="string" calcext:value-type="string">
            <text:p><text:a xlink:href="https://www.geeksforgeeks.org/trie-insert-and-search/" xlink:type="simple">https://www.geeksforgeeks.org/trie-insert-and-search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<text:a xlink:href="https://www.geeksforgeeks.org/trie-delete/" xlink:type="simple">https://www.geeksforgeeks.org/trie-delet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implement-trie-prefix-tree/" xlink:type="simple">https://leetcode.com/problems/implement-trie-prefix-tree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eventy Two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print-unique-rows/" xlink:type="simple">https://www.geeksforgeeks.org/print-unique-row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longest-prefix-matching-a-trie-based-solution-in-java/" xlink:type="simple">https://www.geeksforgeeks.org/longest-prefix-matching-a-trie-based-solution-in-java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implement-reverse-dns-look-cache/" xlink:type="simple">https://www.geeksforgeeks.org/implement-reverse-dns-look-cache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www.geeksforgeeks.org/implement-forward-dns-look-cache/" xlink:type="simple">https://www.geeksforgeeks.org/implement-forward-dns-look-cache/</text:a></text:p>
          </table:table-cell>
          <table:table-cell table:style-name="ce1"/>
          <table:table-cell table:number-columns-repeated="1018"/>
        </table:table-row>
        <table:table-row table:style-name="ro5" table:number-rows-repeated="2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eventy Thre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tream-of-characters/" xlink:type="simple">https://leetcode.com/problems/stream-of-character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remove-sub-folders-from-the-filesystem/" xlink:type="simple">https://leetcode.com/problems/remove-sub-folders-from-the-filesystem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1" office:value-type="string" calcext:value-type="string">
            <text:p>Maths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1" office:value-type="string" calcext:value-type="string">
            <text:p>Day Seventy Four</text:p>
          </table:table-cell>
          <table:table-cell table:style-name="ce1" table:number-columns-repeated="2"/>
          <table:table-cell table:style-name="ce1" office:value-type="string" calcext:value-type="string">
            <text:p>Maths</text:p>
          </table:table-cell>
          <table:table-cell table:style-name="ce1" office:value-type="string" calcext:value-type="string">
            <text:p><text:a xlink:href="https://leetcode.com/problems/happy-number/" xlink:type="simple">https://leetcode.com/problems/happy-number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aximum-product-of-three-numbers/" xlink:type="simple">https://leetcode.com/problems/maximum-product-of-three-number</text:a>s/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encode-and-decode-tinyurl/" xlink:type="simple">https://leetcode.com/problems/encode-and-decode-tinyurl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string-to-integer-atoi/" xlink:type="simple">https://leetcode.com/problems/string-to-integer-atoi/</text:a></text:p>
          </table:table-cell>
          <table:table-cell table:style-name="ce1"/>
          <table:table-cell table:number-columns-repeated="1018"/>
        </table:table-row>
        <table:table-row table:style-name="ro5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1" office:value-type="string" calcext:value-type="string">
            <text:p>Day Seventy Five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happy-number/" xlink:type="simple">https://leetcode.com/problems/happy-number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multiply-strings/" xlink:type="simple">https://leetcode.com/problems/multiply-strings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angle-between-hands-of-a-clock/" xlink:type="simple">https://leetcode.com/problems/angle-between-hands-of-a-clock/</text:a></text:p>
          </table:table-cell>
          <table:table-cell table:style-name="ce1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<text:a xlink:href="https://leetcode.com/problems/integer-break/" xlink:type="simple">https://leetcode.com/problems/integer-break/</text:a></text:p>
          </table:table-cell>
          <table:table-cell table:style-name="ce1"/>
          <table:table-cell table:number-columns-repeated="1018"/>
        </table:table-row>
        <table:table-row table:style-name="ro5" table:number-rows-repeated="14">
          <table:table-cell table:style-name="ce1" table:number-columns-repeated="6"/>
          <table:table-cell table:number-columns-repeated="1018"/>
        </table:table-row>
        <table:table-row table:style-name="ro5" table:number-rows-repeated="104817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7:52:21.257000000</meta:creation-date>
    <dc:date>2022-04-20T18:09:48.739000000</dc:date>
    <meta:editing-duration>PT7M17S</meta:editing-duration>
    <meta:editing-cycles>1</meta:editing-cycles>
    <meta:document-statistic meta:table-count="1" meta:cell-count="1307" meta:object-count="0"/>
    <meta:generator>LibreOffice/7.3.2.2$Windows_X86_64 LibreOffice_project/49f2b1bff42cfccbd8f788c8dc32c1c309559be0</meta:generator>
  </office:meta>
</office:document-meta>
</file>